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5fb4" officeooo:paragraph-rsid="000e5fb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f9b7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fe3e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74d3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4a877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65b0d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e5fb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ac1f6"/>
    </style:style>
    <style:style style:name="T13" style:family="text">
      <style:text-properties officeooo:rsid="000c7701"/>
    </style:style>
    <style:style style:name="T14" style:family="text">
      <style:text-properties officeooo:rsid="000e5fb4"/>
    </style:style>
    <style:style style:name="T15" style:family="text">
      <style:text-properties officeooo:rsid="000f456c"/>
    </style:style>
    <style:style style:name="T16" style:family="text">
      <style:text-properties officeooo:rsid="0010f9b7"/>
    </style:style>
    <style:style style:name="T17" style:family="text">
      <style:text-properties officeooo:rsid="0010fe3e"/>
    </style:style>
    <style:style style:name="T18" style:family="text">
      <style:text-properties officeooo:rsid="001174d3"/>
    </style:style>
    <style:style style:name="T19" style:family="text">
      <style:text-properties officeooo:rsid="00122bc6"/>
    </style:style>
    <style:style style:name="T20" style:family="text">
      <style:text-properties officeooo:rsid="00133283"/>
    </style:style>
    <style:style style:name="T21" style:family="text">
      <style:text-properties officeooo:rsid="00145616"/>
    </style:style>
    <style:style style:name="T22" style:family="text">
      <style:text-properties officeooo:rsid="0014a877"/>
    </style:style>
    <style:style style:name="T23" style:family="text">
      <style:text-properties officeooo:rsid="00165b0d"/>
    </style:style>
    <style:style style:name="T24" style:family="text">
      <style:text-properties officeooo:rsid="00180f22"/>
    </style:style>
    <style:style style:name="T25" style:family="text">
      <style:text-properties officeooo:rsid="0018265f"/>
    </style:style>
    <style:style style:name="T26" style:family="text">
      <style:text-properties officeooo:rsid="0018b2a0"/>
    </style:style>
    <style:style style:name="T27" style:family="text">
      <style:text-properties officeooo:rsid="001995df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c5000b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9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4">Madder Hatter Mild</text:span> <text:s text:c="63"/></text:p>
      <text:p text:style-name="P8">Brew Date: <text:s text:c="4"/><text:span text:style-name="T15">Mar 28'16</text:span> <text:s text:c="64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35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4" svg:x1="1.543cm" svg:y1="0.624cm" svg:x2="1.622cm" svg:y2="6.577cm"><text:p/></draw:line><draw:line text:anchor-type="paragraph" draw:z-index="5" draw:style-name="gr2" draw:text-style-name="P24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9">9 <text:s text:c="8"/># <text:s text:c="6"/>ESB</text:p>
      <text:p text:style-name="P9">2.75 <text:s text:c="3"/># <text:s text:c="6"/>Bisquit</text:p>
      <text:p text:style-name="P9">2.75 <text:s text:c="3"/># <text:s text:c="6"/>Cryatal 20L </text:p>
      <text:p text:style-name="P9">1 <text:s text:c="8"/># <text:s text:c="6"/>Wheat</text:p>
      <text:p text:style-name="P7"><text:s/>1 <text:s text:c="15"/>Tsp NaCl (mash)</text:p>
      <text:p text:style-name="P7"><draw:custom-shape text:anchor-type="paragraph" draw:z-index="2" draw:style-name="gr1" draw:text-style-name="P23" svg:width="0.588cm" svg:height="0.533cm" svg:x="16.307cm" svg:y="0.566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20"><draw:line text:anchor-type="paragraph" draw:z-index="4" draw:style-name="gr2" draw:text-style-name="P24" svg:x1="1.623cm" svg:y1="0.626cm" svg:x2="1.702cm" svg:y2="0.6cm"><text:p/></draw:line> <text:s text:c="4"/>Irish Moss</text:p>
      <text:p text:style-name="P21"><text:s text:c="13"/><text:span text:style-name="T14">Nottingham</text:span> Yeast</text:p>
      <text:p text:style-name="P7"/>
      <text:p text:style-name="P7"/>
      <text:p text:style-name="P7"/>
      <text:p text:style-name="P7"><draw:line text:anchor-type="paragraph" draw:z-index="7" draw:style-name="gr2" draw:text-style-name="P24" svg:x1="7.497cm" svg:y1="0.564cm" svg:x2="7.576cm" svg:y2="4.004cm"><text:p/></draw:line>Qt <text:s/>oz/g <text:s text:c="2"/>Hop/Seasoning <text:s text:c="14"/><text:span text:style-name="T12">Time</text:span></text:p>
      <text:p text:style-name="P17"><draw:line text:anchor-type="paragraph" draw:z-index="6" draw:style-name="gr2" draw:text-style-name="P24" svg:x1="2.549cm" svg:y1="0.012cm" svg:x2="2.628cm" svg:y2="3.452cm"><text:p/></draw:line> <text:span text:style-name="T14">68 <text:s text:c="4"/>g <text:s text:c="5"/>Willamette <text:s text:c="16"/>90</text:span></text:p>
      <text:p text:style-name="P18"><text:s text:c="2"/><text:span text:style-name="T14">28 <text:s text:c="4"/>g <text:s text:c="4"/>Goldings <text:s text:c="22"/>5</text:span></text:p>
      <text:p text:style-name="P18"/>
      <text:p text:style-name="P18"/>
      <text:p text:style-name="P18"/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10">Primary:<text:span text:style-name="T26">mar 28</text:span></text:p>
      <text:p text:style-name="P10">Racked:<text:tab/><text:tab/><text:span text:style-name="T26">Apr2</text:span><text:tab/><text:tab/><text:tab/><text:tab/></text:p>
      <text:p text:style-name="P10">Racked: </text:p>
      <text:p text:style-name="P10">Bottled:<text:tab/><text:tab/><text:span text:style-name="T27">Apr 16/ <text:s text:c="2"/>6x 1L</text:span><text:tab/><text:tab/><text:tab/><text:tab/></text:p>
      <text:p text:style-name="P10">Kegged: <text:s text:c="10"/><text:span text:style-name="T27">Apr 16/ <text:s text:c="3"/>1x 10 gal</text:span></text:p>
      <text:p text:style-name="P10">Re-Kegged:</text:p>
      <text:p text:style-name="P1"><text:span text:style-name="T7">Purged:</text:span><text:span text:style-name="T4"><text:tab/><text:tab/><text:tab/><text:tab/><text:tab/><text:tab/>Charged:</text:span></text:p>
      <text:p text:style-name="P10"/>
      <text:p text:style-name="P10"/>
      <text:p text:style-name="P10"><text:soft-page-break/>Start Time: <text:span text:style-name="T15">6:50</text:span></text:p>
      <text:p text:style-name="P10">Fill mash tun:<text:tab/><text:span text:style-name="T15">Sun</text:span></text:p>
      <text:p text:style-name="P13">Fill sparge kettle:<text:tab/><text:span text:style-name="T15">Sun</text:span><text:tab/><text:tab/><text:tab/><text:tab/></text:p>
      <text:p text:style-name="P10"><draw:frame draw:style-name="fr3" draw:name="Object2" text:anchor-type="paragraph" svg:x="8.899cm" svg:y="0cm" svg:width="11.513cm" svg:height="8.999cm" draw:z-index="8"><draw:object xlink:href="./Object 3" xlink:type="simple" xlink:show="embed" xlink:actuate="onLoad"/><draw:image xlink:href="./ObjectReplacements/Object 3" xlink:type="simple" xlink:show="embed" xlink:actuate="onLoad"/></draw:frame>Fire burners: <text:span text:style-name="T15">7:00</text:span>am</text:p>
      <text:p text:style-name="P12">Heat Mash Tun : </text:p>
      <text:p text:style-name="P12">Target Temp: 1<text:span text:style-name="T13">55</text:span> <text:s text:c="4"/></text:p>
      <text:p text:style-name="P12">Heat Sparge Kettle: </text:p>
      <text:p text:style-name="P12">Target Temp: 1<text:span text:style-name="T15">65</text:span></text:p>
      <text:p text:style-name="P10">Target Temp (Mash): 15<text:span text:style-name="T15">5</text:span></text:p>
      <text:p text:style-name="P10">Grind grain: <text:s text:c="2"/><text:span text:style-name="T15">7:35am</text:span> </text:p>
      <text:p text:style-name="P10">sparge temp:<text:span text:style-name="T16">164</text:span></text:p>
      <text:p text:style-name="P10">Strike Temp: <text:span text:style-name="T16">154</text:span></text:p>
      <text:p text:style-name="P10">pump temp: <text:s/><text:span text:style-name="T16">152</text:span></text:p>
      <text:p text:style-name="P10">Mash in: <text:span text:style-name="T16">8:31</text:span></text:p>
      <text:p text:style-name="P10">Mash: Duration: <text:span text:style-name="T14">60-90</text:span> minutes <text:s text:c="7"/></text:p>
      <text:p text:style-name="P12">Start: <text:s text:c="4"/><text:span text:style-name="T16">8:31</text:span> <text:s text:c="7"/></text:p>
      <text:p text:style-name="P12">Finish:<text:span text:style-name="T17">9:31</text:span></text:p>
      <text:p text:style-name="P10">Heat (to deactivate enzymes)<text:tab/><text:tab/></text:p>
      <text:p text:style-name="P12">Target Temp: 168 <text:s text:c="2"/></text:p>
      <text:p text:style-name="P12">Start: <text:s text:c="6"/><text:span text:style-name="T17">9:31</text:span></text:p>
      <text:p text:style-name="P10">Finish: <text:s text:c="2"/><text:span text:style-name="T17">10:01</text:span></text:p>
      <text:p text:style-name="P10">Heat Sparge H20 (Target175◦) <text:s text:c="7"/></text:p>
      <text:p text:style-name="P12">Sparge: </text:p>
      <text:p text:style-name="P13">Start: <text:s/><text:span text:style-name="T17">10:03</text:span></text:p>
      <text:p text:style-name="P10">Finish: <text:span text:style-name="T19">10:50</text:span></text:p>
      <text:p text:style-name="P10">Wort collected: <text:s text:c="2"/><text:span text:style-name="T19">full kettle + 10 qts</text:span></text:p>
      <text:p text:style-name="P14">Burner On: <text:s/><text:span text:style-name="T18">10:23</text:span></text:p>
      <text:p text:style-name="P10">Rolling Boil: <text:s text:c="2"/><text:span text:style-name="T20">11:00</text:span> </text:p>
      <text:p text:style-name="P15">Hops In: <text:s text:c="2"/><text:span text:style-name="T21">11:13</text:span> </text:p>
      <text:p text:style-name="P15"><text:span text:style-name="T22">Whirlflock in: 11:58</text:span> <text:s text:c="25"/></text:p>
      <text:p text:style-name="P10">Hops in : <text:span text:style-name="T21">12:08</text:span></text:p>
      <text:p text:style-name="P12">Duration: <text:span text:style-name="T19">60-</text:span>90 min <text:s/></text:p>
      <text:p text:style-name="P12">Start: <text:s/><text:span text:style-name="T21">11:13</text:span></text:p>
      <text:p text:style-name="P10">Finish: <text:s text:c="2"/><text:span text:style-name="T21">12:13</text:span> <text:s text:c="3"/></text:p>
      <text:p text:style-name="P10">Burner Off: <text:span text:style-name="T23">12:13</text:span></text:p>
      <text:p text:style-name="P10">Rest 15 min <text:s text:c="7"/></text:p>
      <text:p text:style-name="P10">Pump and chill: <text:s text:c="4"/></text:p>
      <text:p text:style-name="P16">Start: <text:s/><text:span text:style-name="T23">12:28</text:span></text:p>
      <text:p text:style-name="P16">Finish: <text:s text:c="2"/><text:span text:style-name="T25">12:54</text:span> <text:s text:c="2"/></text:p>
      <text:p text:style-name="P10">OG : <text:s text:c="2"/><text:span text:style-name="T24">1</text:span>.<text:span text:style-name="T24">040</text:span></text:p>
      <text:p text:style-name="P11">Yeast: <text:span text:style-name="T14">Nottingham </text:span><text:span text:style-name="T11">Yeast</text:span> <text:s/></text:p>
      <text:p text:style-name="P10">Irish Moss</text:p>
      <text:p text:style-name="P5">Notes: <text:span text:style-name="T18">initial sticking of re-circ but mellowed out. Throttled back then opened up 2/3 way thru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16T16:49:45.639721812</dc:date>
    <meta:editing-duration>PT5H20M20S</meta:editing-duration>
    <meta:editing-cycles>15</meta:editing-cycles>
    <meta:document-statistic meta:table-count="0" meta:image-count="0" meta:object-count="3" meta:page-count="2" meta:paragraph-count="69" meta:word-count="218" meta:character-count="2565" meta:non-whitespace-character-count="10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12cm" svg:height="8.999cm" xlink:href="." xlink:type="simple" chart:class="chart:line" chart:style-name="ch1">
        <chart:title svg:x="2.749cm" svg:y="0.315cm" chart:style-name="ch2">
          <text:p>Madder Hatter Mild Mar 28'16</text:p>
        </chart:title>
        <chart:legend chart:legend-position="end" svg:x="8.845cm" svg:y="3.702cm" style:legend-expansion="high" chart:style-name="ch3"/>
        <chart:plot-area chart:style-name="ch4" chart:data-source-has-labels="both" svg:x="1.241cm" svg:y="1.299cm" svg:width="7.374cm" svg:height="6.54cm">
          <chartooo:coordinate-region svg:x="2.392cm" svg:y="1.498cm" svg:width="6.223cm" svg:height="5.296cm"/>
          <chart:axis chart:dimension="x" chart:name="primary-x" chart:style-name="ch5" chartooo:axis-type="auto">
            <chartooo:date-scale/>
            <chart:title svg:x="4.566cm" svg:y="8.018cm" chart:style-name="ch6">
              <text:p>time</text:p>
            </chart:title>
            <chart:categories table:cell-range-address="local-table.$A$2:.$A$19"/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499cm" chart:style-name="ch9">
              <text:p>temperature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rike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4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">
                <text:p>154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168">
                <text:p>1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177">
                <text:p>17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